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JunkScore.getStoredSc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JunkScore.getStoredScor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unkScore.getCompleteStoredSc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unkScore.ComposedJunkScore( JunkScore score1 , JunkScore scor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JunkScore.setStoredScore( String key , double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unkScore.resetStoredSc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